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c9211e" loext:opacity="100%" fo:language="es" fo:country="ES"/>
    </style:style>
    <style:style style:name="P2" style:family="paragraph" style:parent-style-name="Text_20_body">
      <style:text-properties fo:color="#c9211e" loext:opacity="100%" fo:language="es" fo:country="ES"/>
    </style:style>
    <style:style style:name="P3" style:family="paragraph" style:parent-style-name="Text_20_body">
      <style:text-properties fo:color="#000000" loext:opacity="100%" fo:language="es" fo:country="ES" officeooo:rsid="0000d2e4" officeooo:paragraph-rsid="0000d2e4"/>
    </style:style>
    <style:style style:name="P4" style:family="paragraph" style:parent-style-name="Text_20_body">
      <style:text-properties fo:color="#000000" loext:opacity="100%" fo:language="es" fo:country="ES" officeooo:rsid="0007ae8a" officeooo:paragraph-rsid="0007ae8a"/>
    </style:style>
    <style:style style:name="P5" style:family="paragraph" style:parent-style-name="Text_20_body">
      <style:text-properties fo:color="#000000" loext:opacity="100%" fo:language="es" fo:country="ES" officeooo:rsid="00090ff4" officeooo:paragraph-rsid="00090ff4"/>
    </style:style>
    <style:style style:name="P6" style:family="paragraph" style:parent-style-name="Text_20_body">
      <style:text-properties fo:color="#000000" loext:opacity="100%" fo:font-size="12pt" fo:language="es" fo:country="ES" officeooo:rsid="0000d2e4" officeooo:paragraph-rsid="0000d2e4" style:font-size-asian="10.5pt" style:font-size-complex="12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0640a0" fo:background-color="#ffffff"/>
    </style:style>
    <style:style style:name="P9" style:family="paragraph" style:parent-style-name="Standard">
      <style:text-properties fo:color="#000000" loext:opacity="100%" style:font-name="Droid Sans Mono" fo:font-size="10.5pt" fo:font-weight="normal" officeooo:paragraph-rsid="0002a207" fo:background-color="#ffffff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640a0" officeooo:paragraph-rsid="000640a0" fo:background-color="#ffffff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c7ce9" officeooo:paragraph-rsid="000c7ce9" fo:background-color="#ffffff"/>
    </style:style>
    <style:style style:name="P12" style:family="paragraph" style:parent-style-name="Text_20_body">
      <style:text-properties fo:color="#000000" loext:opacity="100%" officeooo:paragraph-rsid="000ad471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0640a0"/>
    </style:style>
    <style:style style:name="P14" style:family="paragraph" style:parent-style-name="Header">
      <style:text-properties officeooo:rsid="001bd461" officeooo:paragraph-rsid="001bd461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e1e1e"/>
    </style:style>
    <style:style style:name="P16" style:family="paragraph" style:parent-style-name="Standard">
      <style:text-properties fo:color="#d4d4d4" loext:opacity="100%" style:font-name="Droid Sans Mono" fo:font-size="10.5pt" fo:language="es" fo:country="ES" fo:font-weight="normal" officeooo:rsid="0000d2e4" officeooo:paragraph-rsid="0000d2e4" fo:background-color="#1e1e1e"/>
    </style:style>
    <style:style style:name="P17" style:family="paragraph" style:parent-style-name="Standard">
      <style:text-properties fo:color="#000000" loext:opacity="100%" fo:language="es" fo:country="ES" officeooo:rsid="0000d2e4" officeooo:paragraph-rsid="001640be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1bd461" fo:background-color="#ffffff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1f37af" fo:background-color="#ffffff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20d534" fo:background-color="#ffffff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2108c2" fo:background-color="#ffffff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2176a6" fo:background-color="#ffffff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24215f" fo:background-color="#ffffff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2926a4" fo:background-color="#ffffff"/>
    </style:style>
    <style:style style:name="P26" style:family="paragraph" style:parent-style-name="Standard">
      <style:text-properties fo:color="#000000" loext:opacity="100%" style:font-name="Droid Sans Mono" fo:font-size="10.5pt" fo:font-weight="normal" officeooo:paragraph-rsid="001640be" fo:background-color="#ffffff"/>
    </style:style>
    <style:style style:name="P27" style:family="paragraph" style:parent-style-name="Standard">
      <style:text-properties fo:color="#000000" loext:opacity="100%" style:font-name="Droid Sans Mono" fo:font-size="10.5pt" fo:font-weight="normal" officeooo:paragraph-rsid="0019502d" fo:background-color="#ffffff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1b1745" officeooo:paragraph-rsid="001b1745" fo:background-color="#ffffff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1bd461" officeooo:paragraph-rsid="001bd461" fo:background-color="#ffffff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1e6c8f" officeooo:paragraph-rsid="001e6c8f" fo:background-color="#ffffff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1f37af" officeooo:paragraph-rsid="001f37af" fo:background-color="#ffffff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0d534" officeooo:paragraph-rsid="0020d534" fo:background-color="#ffffff"/>
    </style:style>
    <style:style style:name="P33" style:family="paragraph" style:parent-style-name="Standard">
      <style:text-properties fo:color="#000000" loext:opacity="100%" style:font-name="Droid Sans Mono" fo:font-size="10.5pt" fo:font-weight="normal" officeooo:paragraph-rsid="0020d534" fo:background-color="#ffffff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ad471" officeooo:paragraph-rsid="002108c2" fo:background-color="#ffffff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108c2" officeooo:paragraph-rsid="002108c2" fo:background-color="#ffffff"/>
    </style:style>
    <style:style style:name="P3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adf03" officeooo:paragraph-rsid="002108c2" fo:background-color="#ffffff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adf03" officeooo:paragraph-rsid="002176a6" fo:background-color="#ffffff"/>
    </style:style>
    <style:style style:name="P3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41f0f" officeooo:paragraph-rsid="00241f0f" fo:background-color="#ffffff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662fe" officeooo:paragraph-rsid="002662fe" fo:background-color="#ffffff"/>
    </style:style>
    <style:style style:name="P4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6bb80" officeooo:paragraph-rsid="0026bb80" fo:background-color="#ffffff"/>
    </style:style>
    <style:style style:name="P4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7917a" officeooo:paragraph-rsid="0027917a" fo:background-color="#ffffff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926a4" officeooo:paragraph-rsid="002926a4" fo:background-color="#ffffff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2a8475" officeooo:paragraph-rsid="002a8475" fo:background-color="#ffffff"/>
    </style:style>
    <style:style style:name="P4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c7ce9" officeooo:paragraph-rsid="0026bb80" fo:background-color="#ffffff"/>
    </style:style>
    <style:style style:name="P45" style:family="paragraph" style:parent-style-name="Standard">
      <style:text-properties fo:color="#000000" loext:opacity="100%" style:font-name="Droid Sans Mono" fo:font-size="10.5pt" fo:language="es" fo:country="ES" fo:font-weight="normal" officeooo:rsid="00119700" officeooo:paragraph-rsid="00149f0c" fo:background-color="#ffffff"/>
    </style:style>
    <style:style style:name="P46" style:family="paragraph" style:parent-style-name="Standard">
      <style:text-properties fo:color="#000000" loext:opacity="100%" style:font-name="Droid Sans Mono" fo:font-size="10.5pt" fo:language="es" fo:country="ES" fo:font-weight="normal" officeooo:rsid="00149f0c" officeooo:paragraph-rsid="00149f0c" fo:background-color="#ffffff"/>
    </style:style>
    <style:style style:name="P47" style:family="paragraph" style:parent-style-name="Standard">
      <style:text-properties fo:color="#000000" loext:opacity="100%" style:font-name="Droid Sans Mono" fo:font-size="10.5pt" fo:language="es" fo:country="ES" fo:font-weight="normal" officeooo:rsid="0014b2c8" officeooo:paragraph-rsid="0014b2c8" fo:background-color="#ffffff"/>
    </style:style>
    <style:style style:name="P48" style:family="paragraph" style:parent-style-name="Standard">
      <style:text-properties fo:color="#000000" loext:opacity="100%" style:font-name="Droid Sans Mono" fo:font-size="10.5pt" fo:language="es" fo:country="ES" fo:font-weight="normal" officeooo:rsid="001640be" officeooo:paragraph-rsid="001640be" fo:background-color="#ffffff"/>
    </style:style>
    <style:style style:name="P49" style:family="paragraph" style:parent-style-name="Standard">
      <style:text-properties fo:color="#000000" loext:opacity="100%" style:font-name="Droid Sans Mono" fo:font-size="10.5pt" fo:language="es" fo:country="ES" fo:font-weight="normal" officeooo:rsid="000ad471" officeooo:paragraph-rsid="0020d534" fo:background-color="#ffffff"/>
    </style:style>
    <style:style style:name="P50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1ce6c3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in" fo:margin-bottom="0in" style:contextual-spacing="false"/>
    </style:style>
    <style:style style:name="P53" style:family="paragraph" style:parent-style-name="Text_20_body">
      <style:text-properties fo:color="#000000" loext:opacity="100%" fo:language="es" fo:country="ES" officeooo:rsid="0000d2e4" officeooo:paragraph-rsid="0000d2e4"/>
    </style:style>
    <style:style style:name="P54" style:family="paragraph" style:parent-style-name="Text_20_body">
      <style:text-properties fo:color="#000000" loext:opacity="100%" fo:language="es" fo:country="ES" officeooo:rsid="000e9477" officeooo:paragraph-rsid="000e9477"/>
    </style:style>
    <style:style style:name="P55" style:family="paragraph" style:parent-style-name="Text_20_body">
      <style:text-properties fo:color="#000000" loext:opacity="100%" fo:language="es" fo:country="ES" officeooo:rsid="000e9477" officeooo:paragraph-rsid="000ec575"/>
    </style:style>
    <style:style style:name="P56" style:family="paragraph" style:parent-style-name="Text_20_body">
      <style:text-properties fo:color="#000000" loext:opacity="100%" fo:language="es" fo:country="ES" officeooo:rsid="00119700" officeooo:paragraph-rsid="00119700"/>
    </style:style>
    <style:style style:name="P57" style:family="paragraph" style:parent-style-name="Text_20_body">
      <style:text-properties fo:color="#000000" loext:opacity="100%" fo:language="es" fo:country="ES" officeooo:rsid="00119700" officeooo:paragraph-rsid="00149f0c"/>
    </style:style>
    <style:style style:name="P58" style:family="paragraph" style:parent-style-name="Text_20_body">
      <style:text-properties fo:color="#000000" loext:opacity="100%" fo:font-size="12pt" fo:language="es" fo:country="ES" officeooo:rsid="0000d2e4" officeooo:paragraph-rsid="0000d2e4" style:font-size-asian="10.5pt" style:font-size-complex="12pt"/>
    </style:style>
    <style:style style:name="P59" style:family="paragraph" style:parent-style-name="Text_20_body">
      <style:text-properties fo:color="#000000" loext:opacity="100%" fo:font-size="12pt" fo:language="es" fo:country="ES" officeooo:rsid="0019502d" officeooo:paragraph-rsid="0019502d" style:font-size-asian="10.5pt" style:font-size-complex="12pt"/>
    </style:style>
    <style:style style:name="P60" style:family="paragraph" style:parent-style-name="Text_20_body">
      <style:text-properties fo:color="#000000" loext:opacity="100%" fo:font-size="12pt" officeooo:paragraph-rsid="0019502d"/>
    </style:style>
    <style:style style:name="P61" style:family="paragraph" style:parent-style-name="Text_20_body">
      <style:text-properties fo:color="#000000" loext:opacity="100%" officeooo:rsid="0007ae8a" officeooo:paragraph-rsid="0025236d"/>
    </style:style>
    <style:style style:name="P62" style:family="paragraph" style:parent-style-name="Text_20_body">
      <style:text-properties fo:color="#000000" loext:opacity="100%" officeooo:rsid="0020d534" officeooo:paragraph-rsid="0020d534"/>
    </style:style>
    <style:style style:name="P63" style:family="paragraph" style:parent-style-name="Text_20_body">
      <style:text-properties officeooo:paragraph-rsid="001bd461"/>
    </style:style>
    <style:style style:name="P64" style:family="paragraph" style:parent-style-name="Text_20_body">
      <style:text-properties officeooo:paragraph-rsid="0002a207"/>
    </style:style>
    <style:style style:name="P65" style:family="paragraph" style:parent-style-name="Title">
      <style:text-properties fo:color="#c9211e" loext:opacity="100%" fo:language="es" fo:country="ES" officeooo:rsid="0000d2e4" officeooo:paragraph-rsid="0000d2e4"/>
    </style:style>
    <style:style style:name="T1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2" style:family="text">
      <style:text-properties fo:color="#000000" loext:opacity="100%" style:font-name="Droid Sans Mono" fo:font-size="10.5pt" fo:font-weight="normal" officeooo:rsid="0002a207" fo:background-color="#ffffff" loext:char-shading-value="0"/>
    </style:style>
    <style:style style:name="T3" style:family="text">
      <style:text-properties fo:color="#000000" loext:opacity="100%" style:font-name="Droid Sans Mono" fo:font-size="10.5pt" fo:font-weight="normal" officeooo:rsid="0005b33f" fo:background-color="#ffffff" loext:char-shading-value="0"/>
    </style:style>
    <style:style style:name="T4" style:family="text">
      <style:text-properties fo:color="#000000" loext:opacity="100%" style:font-name="Droid Sans Mono" fo:font-size="10.5pt" fo:font-weight="normal" officeooo:rsid="000640a0" fo:background-color="#ffffff" loext:char-shading-value="0"/>
    </style:style>
    <style:style style:name="T5" style:family="text">
      <style:text-properties fo:color="#000000" loext:opacity="100%" style:font-name="Droid Sans Mono" fo:font-size="10.5pt" fo:font-weight="normal" officeooo:rsid="00021d6a" fo:background-color="#ffffff" loext:char-shading-value="0"/>
    </style:style>
    <style:style style:name="T6" style:family="text">
      <style:text-properties fo:color="#000000" loext:opacity="100%" style:font-name="Droid Sans Mono" fo:font-size="10.5pt" fo:font-weight="normal" officeooo:rsid="001ce6c3" fo:background-color="#ffffff" loext:char-shading-value="0"/>
    </style:style>
    <style:style style:name="T7" style:family="text">
      <style:text-properties officeooo:rsid="00021d6a"/>
    </style:style>
    <style:style style:name="T8" style:family="text">
      <style:text-properties officeooo:rsid="0000d2e4"/>
    </style:style>
    <style:style style:name="T9" style:family="text">
      <style:text-properties fo:color="#0070c1" loext:opacity="100%"/>
    </style:style>
    <style:style style:name="T10" style:family="text">
      <style:text-properties fo:color="#0070c1" loext:opacity="100%" style:font-name="Droid Sans Mono" fo:font-size="10.5pt" fo:font-weight="normal" fo:background-color="#ffffff" loext:char-shading-value="0"/>
    </style:style>
    <style:style style:name="T11" style:family="text">
      <style:text-properties fo:color="#0070c1" loext:opacity="100%" fo:language="es" fo:country="ES"/>
    </style:style>
    <style:style style:name="T12" style:family="text">
      <style:text-properties fo:color="#0070c1" loext:opacity="100%" fo:language="es" fo:country="ES" officeooo:rsid="000ad471"/>
    </style:style>
    <style:style style:name="T13" style:family="text">
      <style:text-properties fo:color="#795e26" loext:opacity="100%"/>
    </style:style>
    <style:style style:name="T14" style:family="text">
      <style:text-properties fo:color="#795e26" loext:opacity="100%" style:font-name="Droid Sans Mono" fo:font-size="10.5pt" fo:font-weight="normal" fo:background-color="#ffffff" loext:char-shading-value="0"/>
    </style:style>
    <style:style style:name="T15" style:family="text">
      <style:text-properties fo:color="#795e26" loext:opacity="100%" fo:language="es" fo:country="ES"/>
    </style:style>
    <style:style style:name="T16" style:family="text">
      <style:text-properties fo:color="#795e26" loext:opacity="100%" fo:language="es" fo:country="ES" officeooo:rsid="000ad471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9" style:family="text">
      <style:text-properties fo:color="#0000ff" loext:opacity="100%" style:font-name="Droid Sans Mono" fo:font-size="10.5pt" fo:font-weight="normal" officeooo:rsid="00119700" fo:background-color="#ffffff" loext:char-shading-value="0"/>
    </style:style>
    <style:style style:name="T20" style:family="text">
      <style:text-properties fo:color="#0000ff" loext:opacity="100%" fo:language="es" fo:country="ES"/>
    </style:style>
    <style:style style:name="T21" style:family="text">
      <style:text-properties fo:color="#0000ff" loext:opacity="100%" fo:language="es" fo:country="ES" officeooo:rsid="000ad471"/>
    </style:style>
    <style:style style:name="T22" style:family="text">
      <style:text-properties fo:color="#001080" loext:opacity="100%"/>
    </style:style>
    <style:style style:name="T23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24" style:family="text">
      <style:text-properties fo:color="#001080" loext:opacity="100%" officeooo:rsid="00068d68"/>
    </style:style>
    <style:style style:name="T25" style:family="text">
      <style:text-properties fo:color="#001080" loext:opacity="100%" fo:language="es" fo:country="ES"/>
    </style:style>
    <style:style style:name="T26" style:family="text">
      <style:text-properties fo:color="#001080" loext:opacity="100%" fo:language="es" fo:country="ES" officeooo:rsid="000ad471"/>
    </style:style>
    <style:style style:name="T27" style:family="text">
      <style:text-properties fo:color="#001080" loext:opacity="100%" fo:language="es" fo:country="ES" officeooo:rsid="000adf03"/>
    </style:style>
    <style:style style:name="T28" style:family="text">
      <style:text-properties fo:color="#af00db" loext:opacity="100%"/>
    </style:style>
    <style:style style:name="T29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30" style:family="text">
      <style:text-properties fo:color="#af00db" loext:opacity="100%" fo:language="es" fo:country="ES"/>
    </style:style>
    <style:style style:name="T31" style:family="text">
      <style:text-properties fo:color="#af00db" loext:opacity="100%" fo:language="es" fo:country="ES" officeooo:rsid="000adf03"/>
    </style:style>
    <style:style style:name="T32" style:family="text">
      <style:text-properties fo:color="#098658" loext:opacity="100%"/>
    </style:style>
    <style:style style:name="T33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34" style:family="text">
      <style:text-properties fo:color="#098658" loext:opacity="100%" fo:language="es" fo:country="ES"/>
    </style:style>
    <style:style style:name="T35" style:family="text">
      <style:text-properties fo:color="#a31515" loext:opacity="100%"/>
    </style:style>
    <style:style style:name="T36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37" style:family="text">
      <style:text-properties fo:color="#a31515" loext:opacity="100%" style:font-name="Droid Sans Mono" fo:font-size="10.5pt" fo:font-weight="normal" officeooo:rsid="00119700" fo:background-color="#ffffff" loext:char-shading-value="0"/>
    </style:style>
    <style:style style:name="T38" style:family="text">
      <style:text-properties fo:color="#a31515" loext:opacity="100%" fo:language="es" fo:country="ES"/>
    </style:style>
    <style:style style:name="T39" style:family="text">
      <style:text-properties fo:color="#a31515" loext:opacity="100%" fo:language="es" fo:country="ES" officeooo:rsid="000adf03"/>
    </style:style>
    <style:style style:name="T40" style:family="text">
      <style:text-properties officeooo:rsid="00068d68"/>
    </style:style>
    <style:style style:name="T41" style:family="text">
      <style:text-properties fo:language="es" fo:country="ES"/>
    </style:style>
    <style:style style:name="T42" style:family="text">
      <style:text-properties fo:language="es" fo:country="ES" officeooo:rsid="000ad471"/>
    </style:style>
    <style:style style:name="T43" style:family="text">
      <style:text-properties fo:language="es" fo:country="ES" officeooo:rsid="001640be"/>
    </style:style>
    <style:style style:name="T44" style:family="text">
      <style:text-properties fo:language="es" fo:country="ES" officeooo:rsid="0019502d" style:font-size-asian="10.5pt" style:font-size-complex="12pt"/>
    </style:style>
    <style:style style:name="T45" style:family="text">
      <style:text-properties fo:language="es" fo:country="ES" officeooo:rsid="001f37af"/>
    </style:style>
    <style:style style:name="T46" style:family="text">
      <style:text-properties fo:language="es" fo:country="ES" officeooo:rsid="0020d534"/>
    </style:style>
    <style:style style:name="T47" style:family="text">
      <style:text-properties fo:language="es" fo:country="ES" officeooo:rsid="002108c2"/>
    </style:style>
    <style:style style:name="T48" style:family="text">
      <style:text-properties fo:language="es" fo:country="ES" officeooo:rsid="000adf03"/>
    </style:style>
    <style:style style:name="T49" style:family="text">
      <style:text-properties fo:language="es" fo:country="ES" officeooo:rsid="00241f0f"/>
    </style:style>
    <style:style style:name="T50" style:family="text">
      <style:text-properties officeooo:rsid="000c7ce9"/>
    </style:style>
    <style:style style:name="T51" style:family="text">
      <style:text-properties officeooo:rsid="000d7d7d"/>
    </style:style>
    <style:style style:name="T52" style:family="text">
      <style:text-properties fo:color="#9cdcfe" loext:opacity="100%"/>
    </style:style>
    <style:style style:name="T53" style:family="text">
      <style:text-properties fo:color="#ce9178" loext:opacity="100%"/>
    </style:style>
    <style:style style:name="T54" style:family="text">
      <style:text-properties officeooo:rsid="000e9477"/>
    </style:style>
    <style:style style:name="T55" style:family="text">
      <style:text-properties officeooo:rsid="00119700"/>
    </style:style>
    <style:style style:name="T56" style:family="text">
      <style:text-properties officeooo:rsid="0013cd49"/>
    </style:style>
    <style:style style:name="T57" style:family="text">
      <style:text-properties officeooo:rsid="00149f0c"/>
    </style:style>
    <style:style style:name="T58" style:family="text">
      <style:text-properties style:font-name="Droid Sans Mono" fo:font-size="10.5pt" fo:font-weight="normal" fo:background-color="#ffffff" loext:char-shading-value="0"/>
    </style:style>
    <style:style style:name="T59" style:family="text">
      <style:text-properties style:font-name="Droid Sans Mono" fo:font-size="10.5pt" fo:font-weight="normal" officeooo:rsid="00119700" fo:background-color="#ffffff" loext:char-shading-value="0"/>
    </style:style>
    <style:style style:name="T60" style:family="text">
      <style:text-properties officeooo:rsid="0014b2c8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officeooo:rsid="00188974"/>
    </style:style>
    <style:style style:name="T63" style:family="text">
      <style:text-properties officeooo:rsid="001bd461"/>
    </style:style>
    <style:style style:name="T64" style:family="text">
      <style:text-properties officeooo:rsid="001ce6c3"/>
    </style:style>
    <style:style style:name="T65" style:family="text">
      <style:text-properties officeooo:rsid="001e6c8f"/>
    </style:style>
    <style:style style:name="T66" style:family="text">
      <style:text-properties officeooo:rsid="001f37af"/>
    </style:style>
    <style:style style:name="T67" style:family="text">
      <style:text-properties officeooo:rsid="0020d534"/>
    </style:style>
    <style:style style:name="T68" style:family="text">
      <style:text-properties officeooo:rsid="002176a6"/>
    </style:style>
    <style:style style:name="T69" style:family="text">
      <style:text-properties officeooo:rsid="0026bb80"/>
    </style:style>
    <style:style style:name="T70" style:family="text">
      <style:text-properties officeooo:rsid="0027917a"/>
    </style:style>
    <style:style style:name="T71" style:family="text">
      <style:text-properties officeooo:rsid="002926a4"/>
    </style:style>
    <style:style style:name="T72" style:family="text">
      <style:text-properties officeooo:rsid="002a847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i</text:span>Notas para exponer </text:p>
      <text:p text:style-name="P2"/>
      <text:p text:style-name="P3">1.Comienzo la exposicion mostrando las diapositivas de node y que es node etc-</text:p>
      <text:p text:style-name="P3">2.Creacion de un proyecto.Revisamos si tenemos node instalado: node -v, luego instalamos todas las dependencias necesarias. Explicacion breve sobre node mon:</text:p>
      <text:p text:style-name="P3">la dependencia de desarrolo nodemon permite cerrar y abrir el servidor automaticamente y de manera mas rápida. </text:p>
      <text:p text:style-name="P3"><text:span text:style-name="T51">2.1</text:span>.Creamos el script type:module,<text:span text:style-name="T51"> la carpeta app </text:span><text:span text:style-name="T54">con index.js y un console.log</text:span>. </text:p>
      <text:p text:style-name="P16"><text:span text:style-name="T52">"main"</text:span>: <text:span text:style-name="T53">"app/index.js"</text:span>,</text:p>
      <text:p text:style-name="P15"><text:span text:style-name="T52">"scripts"</text:span>: {</text:p>
      <text:p text:style-name="P15"><text:span text:style-name="T52">"dev"</text:span>: <text:span text:style-name="T53">"nodemon --exec node app/index.js"</text:span></text:p>
      <text:p text:style-name="P3"/>
      <text:p text:style-name="P54">3.Primero importamos la librería express: import express from “express”; y levantamos server</text:p>
      <text:p text:style-name="P54">const app = express();</text:p>
      <text:p text:style-name="P55">app.set(“port”, 4000); <text:s/><text:span text:style-name="T8">la coma separa los dos argumentos del método app.set.</text:span></text:p>
      <text:p text:style-name="P54">app.listen(app.get(“port”));</text:p>
      <text:p text:style-name="P54">console.log(“Servidor corriendo en puerto”,app.get(“port”))</text:p>
      <text:p text:style-name="P56"/>
      <text:p text:style-name="P3"><text:span text:style-name="T55">4</text:span>.<text:span text:style-name="T55">Dentro de app creo la carpeta pages con login.html y creo la ruta en index. Para la explicacion uso las diapositivas: </text:span><text:span text:style-name="T59">app.get(</text:span><text:span text:style-name="T37">"/"</text:span><text:span text:style-name="T59">,(req,res)</text:span><text:span text:style-name="T19">=&gt;</text:span><text:span text:style-name="T59"> res.sendFile(__dirname + </text:span><text:span text:style-name="T37">"/pages/login.html"</text:span><text:span text:style-name="T59">));</text:span></text:p>
      <text:p text:style-name="P45"/>
      <text:p text:style-name="P57">4.1<text:span text:style-name="T56">Hagamos css y jscript, Creo la carpeta pubic y dentro los archivos style.css y scripts </text:span><text:span text:style-name="T57">respectivos.</text:span></text:p>
      <text:p text:style-name="P45">app.use(express.static(__dirname + <text:span text:style-name="T35">"/public"</text:span>)); <text:span text:style-name="T57">Paso a explicar las diapositivas</text:span></text:p>
      <text:p text:style-name="P46"/>
      <text:p text:style-name="P46">4.2Agrego la ruta de <text:span text:style-name="T60">register</text:span>.html, <text:span text:style-name="T60">creo register html y comprobamos que funcione.</text:span></text:p>
      <text:p text:style-name="P46"/>
      <text:p text:style-name="P47">5. Paso el html de login.html y el css.</text:p>
      <text:p text:style-name="P47">5.1 Paso el html de register.html</text:p>
      <text:p text:style-name="P47">5.2 Agrego una pagina mas, que solo se vera si estamos logueados.</text:p>
      <text:p text:style-name="P47">Dentro de pages creo otro carpeta admin y dentro admin.html.</text:p>
      <text:p text:style-name="P26"><text:span text:style-name="T43">5.3Creo la ruta de admin: </text:span></text:p>
      <text:p text:style-name="P26">app.get(<text:span text:style-name="T35">"/admin"</text:span>,(req,res)<text:span text:style-name="T17">=&gt;</text:span> res.sendFile(__dirname + <text:span text:style-name="T35">"/pages/admin/admin.html"</text:span>));</text:p>
      <text:p text:style-name="P48"/>
      <text:p text:style-name="P17"/>
      <text:p text:style-name="P65"><text:soft-page-break/><text:span text:style-name="T61"/></text:p>
      <text:p text:style-name="P65"><text:span text:style-name="T61">Endpoint de usuario y register.</text:span></text:p>
      <text:p text:style-name="P6"/>
      <text:p text:style-name="P6">1.Explico las diapositicas sobre lo que un endpoint.</text:p>
      <text:p text:style-name="P6">2.Paso el <text:span text:style-name="T62">1er </text:span>codigo de register.js y lo explico un poco según los comentarios ya introducidos.</text:p>
      <text:p text:style-name="P59">3.Creo la carpeta controller y el archivo autentication.controller.js:</text:p>
      <text:p text:style-name="P59">async function login(req,res){} <text:s text:c="3"/>y <text:s/>async function register(req,res){}</text:p>
      <text:p text:style-name="P59">export const methods = {login,register}</text:p>
      <text:p text:style-name="P60"><text:span text:style-name="T44">3.1Luego importo eso en el index: </text:span></text:p>
      <text:p text:style-name="P60"><text:span text:style-name="T18">import</text:span><text:span text:style-name="T58">{methods </text:span><text:span text:style-name="T18">as</text:span><text:span text:style-name="T58"> authentication} </text:span><text:span text:style-name="T18">from</text:span><text:span text:style-name="T58"> </text:span><text:span text:style-name="T36">"./controllers/authentication.controller.js"</text:span><text:span text:style-name="T58">;</text:span></text:p>
      <text:p text:style-name="P27">app.post(<text:span text:style-name="T35">"/api/login"</text:span>, authentication.login);</text:p>
      <text:p text:style-name="P7">app.post(<text:span text:style-name="T35">"/api/register"</text:span>, authentication.register);</text:p>
      <text:p text:style-name="P63">En este ejemplo, importamos la lógica de dos funciones controladoras desde el archivo <text:span text:style-name="Source_20_Text">authentication.controllers.js</text:span>. Estas funciones controladoras se utilizan para manejar las rutas POST de login y registro de usuarios, organizando la lógica de negocio de manera modular y eficiente. Esto facilita la separación de responsabilidades y mejora el mantenimiento y la reutilización del código.</text:p>
      <text:p text:style-name="P28"/>
      <text:p text:style-name="P28">3.2Explico que express no viene configurado para leer json: app.use(express.json());</text:p>
      <text:p text:style-name="P64"><text:span text:style-name="T5"/></text:p>
      <text:p text:style-name="P64"><text:span text:style-name="T6">4</text:span><text:span text:style-name="T5">.Una vez que hemos resivido el body revisamos que este todo lo que necesitamos </text:span><text:span text:style-name="T2">y chequeamos que el usuario no exista.</text:span></text:p>
      <text:p text:style-name="P9"><text:span text:style-name="T17">async</text:span> <text:span text:style-name="T17">function</text:span> <text:span text:style-name="T13">register</text:span> (<text:span text:style-name="T22">req</text:span>,<text:span text:style-name="T22">res</text:span>){</text:p>
      <text:p text:style-name="P7"><text:span text:style-name="T22"><text:s text:c="3"/>console</text:span>.<text:span text:style-name="T13">log</text:span>(<text:span text:style-name="T22">req</text:span>.<text:span text:style-name="T22">body</text:span>);</text:p>
      <text:p text:style-name="P7"><text:span text:style-name="T17"><text:s text:c="3"/>const</text:span> <text:span text:style-name="T9">user</text:span> = <text:span text:style-name="T22">req</text:span>.<text:span text:style-name="T22">body</text:span>.<text:span text:style-name="T22">user</text:span>;</text:p>
      <text:p text:style-name="P7"><text:span text:style-name="T17"><text:s text:c="3"/>const</text:span> <text:span text:style-name="T9">password</text:span> = <text:span text:style-name="T22">req</text:span>.<text:span text:style-name="T22">body</text:span>.<text:span text:style-name="T22">password</text:span>;</text:p>
      <text:p text:style-name="P7"><text:span text:style-name="T17"><text:s text:c="3"/>const</text:span> <text:span text:style-name="T9">email</text:span> = <text:span text:style-name="T22">req</text:span>.<text:span text:style-name="T22">body</text:span>.<text:span text:style-name="T22">email</text:span>;</text:p>
      <text:p text:style-name="P7"><text:span text:style-name="T28"><text:s text:c="3"/>if</text:span>(!<text:span text:style-name="T9">user</text:span> || !<text:span text:style-name="T9">password</text:span> || !<text:span text:style-name="T9">email</text:span>){</text:p>
      <text:p text:style-name="P7"><text:span text:style-name="T24"><text:s text:c="6"/>return</text:span><text:span text:style-name="T22"> res</text:span>.<text:span text:style-name="T13">status</text:span>(<text:span text:style-name="T32">400</text:span>).<text:span text:style-name="T13">send</text:span>({<text:span text:style-name="T22">status:</text:span><text:span text:style-name="T35">"Error"</text:span>,<text:span text:style-name="T22">message:</text:span><text:span text:style-name="T35">"Los campos estan incompletos"</text:span>})</text:p>
      <text:p text:style-name="P7"><text:s text:c="3"/>}<text:span text:style-name="T63">}</text:span></text:p>
      <text:p text:style-name="P29"><text:span text:style-name="T64">4.1</text:span> Ahora revisamos si el usuario que queremos registrar ya exist, lo haremos de manera local no con una base de datos,: Esto ira arriba en la linea 1 : <text:span text:style-name="T64">ejemplo de usuario </text:span><text:span text:style-name="T17">const</text:span> <text:span text:style-name="T9">usuarios</text:span> = [{</text:p>
      <text:p text:style-name="P19"><text:span text:style-name="T22"><text:s text:c="137"/>user:</text:span><text:span text:style-name="T35">"a"</text:span>,</text:p>
      <text:p text:style-name="P19"><text:span text:style-name="T22"><text:s text:c="137"/>email:</text:span> <text:span text:style-name="T35">"a@a.com"</text:span>,</text:p>
      <text:p text:style-name="P19"><text:span text:style-name="T22"><text:s text:c="137"/>password:</text:span><text:span text:style-name="T35">"a"</text:span></text:p>
      <text:p text:style-name="P29"><text:s text:c="133"/>}]</text:p>
      <text:p text:style-name="P29"><text:span text:style-name="T17">const</text:span> usuarioArevisar = usuarios.find(usuario <text:span text:style-name="T17">=&gt;</text:span> usuario.user === user);</text:p>
      <text:p text:style-name="P7"><text:span text:style-name="T17">if</text:span>(usuarioArevisar){</text:p>
      <text:p text:style-name="P7"><text:s text:c="3"/><text:span text:style-name="T65">return</text:span> res.status(<text:span text:style-name="T32">400</text:span>).send({status: <text:span text:style-name="T35">"Error"</text:span>, message:<text:span text:style-name="T35">"Este usuario ya existe"</text:span>})</text:p>
      <text:p text:style-name="P50"><text:span text:style-name="T1">}</text:span></text:p>
      <text:p text:style-name="P50"><text:soft-page-break/><text:span text:style-name="T6">5</text:span><text:span text:style-name="T5">.</text:span><text:span text:style-name="T2">Ahora vamos a encriptar la contraseña porque un administrador no debiera tener acceso a la contraseña.</text:span><text:span text:style-name="T3">(hachear) <text:s text:c="2"/>primero: <text:s/></text:span><text:span text:style-name="T29">import</text:span><text:span text:style-name="T1"> </text:span><text:span text:style-name="T23">bcryptjs</text:span><text:span text:style-name="T1"> </text:span><text:span text:style-name="T29">from</text:span><text:span text:style-name="T1"> </text:span><text:span text:style-name="T36">"bcryptjs"</text:span><text:span text:style-name="T1">; </text:span><text:span text:style-name="T4"><text:s/></text:span></text:p>
      <text:p text:style-name="P13"><text:span text:style-name="T18">const</text:span><text:span text:style-name="T1"> </text:span><text:span text:style-name="T10">salt</text:span><text:span text:style-name="T1"> = </text:span><text:span text:style-name="T29">await</text:span><text:span text:style-name="T1"> </text:span><text:span text:style-name="T23">bcryptjs</text:span><text:span text:style-name="T1">.</text:span><text:span text:style-name="T14">genSalt</text:span><text:span text:style-name="T1">(</text:span><text:span text:style-name="T33">5</text:span><text:span text:style-name="T1">);</text:span></text:p>
      <text:p text:style-name="P7"><text:span text:style-name="T17">const</text:span> <text:span text:style-name="T9">hashPassword</text:span> = <text:span text:style-name="T28">await</text:span> <text:span text:style-name="T22">bcryptjs</text:span>.<text:span text:style-name="T13">hash</text:span>(<text:span text:style-name="T9">password</text:span>,<text:span text:style-name="T9">salt</text:span>);</text:p>
      <text:p text:style-name="P7"><text:span text:style-name="T17">const</text:span> <text:span text:style-name="T9">nuevoUsuario</text:span> = {</text:p>
      <text:p text:style-name="P7"><text:span text:style-name="T22">user</text:span>, <text:span text:style-name="T22">email</text:span>, <text:span text:style-name="T22">password:</text:span> <text:span text:style-name="T9">hashPassword</text:span></text:p>
      <text:p text:style-name="P7">} </text:p>
      <text:p text:style-name="P7"><text:span text:style-name="T22">console</text:span>.<text:span text:style-name="T13">log</text:span>(<text:span text:style-name="T9">nuevoUsuario</text:span>), </text:p>
      <text:p text:style-name="P8"><text:span text:style-name="T9">usuarios</text:span>.<text:span text:style-name="T13">push</text:span>(<text:span text:style-name="T9">nuevoUsuario</text:span>);</text:p>
      <text:p text:style-name="P7"><text:span text:style-name="T24">return</text:span><text:span text:style-name="T22"> res</text:span>.<text:span text:style-name="T13">status</text:span>(<text:span text:style-name="T32">201</text:span>).<text:span text:style-name="T13">send</text:span>({<text:span text:style-name="T22">status:</text:span><text:span text:style-name="T35">"ok"</text:span>,<text:span text:style-name="T22">message:</text:span> <text:span text:style-name="T35">`Usuario </text:span><text:span text:style-name="T17">${</text:span><text:span text:style-name="T9">nuevoUsuario</text:span>.<text:span text:style-name="T22">user</text:span><text:span text:style-name="T17">}</text:span><text:span text:style-name="T35"> agregado`</text:span>, <text:span text:style-name="T22">redirect:</text:span><text:span text:style-name="T35">"/"</text:span>})</text:p>
      <text:p text:style-name="P30">Ahora consologueamos a todos los usuarios creados y vemos <text:span text:style-name="T66">como se ven su pasword.</text:span></text:p>
      <text:p text:style-name="P30"/>
      <text:p text:style-name="P20"><text:span text:style-name="T66">6.</text:span><text:span text:style-name="T40">Ahora desde el front si todo esta bien creado que nos </text:span><text:span text:style-name="T66">redirija a iniciar sesion, agrego todo el codigoexplicando tambien que si algo no esta creado correctamente semostrara el error.</text:span></text:p>
      <text:p text:style-name="P20"/>
      <text:p text:style-name="P31">7. Ya tenemos el register ahora hagamos el iniciar sesio<text:span text:style-name="T67">n, Directament pasare todo el codigo y lo explicare según las notas, ya que es casi lo mismo solo que es otro formulario.</text:span></text:p>
      <text:p text:style-name="P20"/>
      <text:p text:style-name="P10"/>
      <text:p text:style-name="P61"><text:span text:style-name="T45">8.</text:span><text:span text:style-name="T41"> </text:span><text:span text:style-name="T46">Nos </text:span><text:span text:style-name="T41">enfocarnos en el back:</text:span><text:span text:style-name="T42">console.log(req.body) y vemos si legan los datos.</text:span></text:p>
      <text:p text:style-name="P62"><text:span text:style-name="T42">8.</text:span><text:span text:style-name="T41">1Ahora hacemos una correcta validacion de los datos introducidos.</text:span></text:p>
      <text:p text:style-name="P49"><text:span text:style-name="T17">const</text:span> <text:span text:style-name="T9">user</text:span> = <text:span text:style-name="T22">req</text:span>.<text:span text:style-name="T22">body</text:span>.<text:span text:style-name="T22">user</text:span>;</text:p>
      <text:p text:style-name="P21"><text:span text:style-name="T17">const</text:span> <text:span text:style-name="T9">password</text:span> = <text:span text:style-name="T22">req</text:span>.<text:span text:style-name="T22">body</text:span>.<text:span text:style-name="T22">password</text:span>;</text:p>
      <text:p text:style-name="P21"><text:span text:style-name="T28">if</text:span>(!<text:span text:style-name="T9">user</text:span> || !<text:span text:style-name="T9">password</text:span>){</text:p>
      <text:p text:style-name="P21"><text:span text:style-name="T30">return</text:span><text:span text:style-name="T41"> </text:span><text:span text:style-name="T25">res</text:span><text:span text:style-name="T41">.</text:span><text:span text:style-name="T15">status</text:span><text:span text:style-name="T41">(</text:span><text:span text:style-name="T34">400</text:span><text:span text:style-name="T41">).</text:span><text:span text:style-name="T15">send</text:span><text:span text:style-name="T41">({</text:span><text:span text:style-name="T25">status:</text:span><text:span text:style-name="T38">"Error"</text:span><text:span text:style-name="T41">, </text:span><text:span text:style-name="T25">message:</text:span><text:span text:style-name="T38">"Los campos estan incompletos"</text:span><text:span text:style-name="T41">})}</text:span></text:p>
      <text:p text:style-name="P21"><text:span text:style-name="T41"/></text:p>
      <text:p text:style-name="P32"><text:span text:style-name="T41">8.2 Verificamos si el usuario que desea loguerse existe.</text:span></text:p>
      <text:p text:style-name="P33"><text:span text:style-name="T21">const</text:span><text:span text:style-name="T42"> </text:span><text:span text:style-name="T12">usuarioArevisar</text:span><text:span text:style-name="T42"> = </text:span><text:span text:style-name="T12">usuarios</text:span><text:span text:style-name="T42">.</text:span><text:span text:style-name="T16">find</text:span><text:span text:style-name="T42">(</text:span><text:span text:style-name="T26">usuario</text:span><text:span text:style-name="T42"> </text:span><text:span text:style-name="T21">=&gt;</text:span><text:span text:style-name="T42"> </text:span><text:span text:style-name="T26">usuario</text:span><text:span text:style-name="T42">.</text:span><text:span text:style-name="T26">user</text:span><text:span text:style-name="T42"> === </text:span><text:span text:style-name="T12">user</text:span><text:span text:style-name="T42">);</text:span></text:p>
      <text:p text:style-name="P21"><text:span text:style-name="T28">if</text:span>(!<text:span text:style-name="T9">usuarioArevisar</text:span>){</text:p>
      <text:p text:style-name="P21"><text:span text:style-name="T30">return</text:span><text:span text:style-name="T41"> </text:span><text:span text:style-name="T25">res</text:span><text:span text:style-name="T41">.</text:span><text:span text:style-name="T15">status</text:span><text:span text:style-name="T41">(</text:span><text:span text:style-name="T34">400</text:span><text:span text:style-name="T41">).</text:span><text:span text:style-name="T15">send</text:span><text:span text:style-name="T41">({</text:span><text:span text:style-name="T25">status:</text:span><text:span text:style-name="T41"> </text:span><text:span text:style-name="T38">"Error"</text:span><text:span text:style-name="T41">, </text:span><text:span text:style-name="T25">message:</text:span><text:span text:style-name="T38">"Error durante login"</text:span><text:span text:style-name="T41">})}</text:span></text:p>
      <text:p text:style-name="P34"><text:span text:style-name="T41">No se pone que el usuario no existe para prevenir ataques </text:span><text:span text:style-name="T47">de fuerza bruta.</text:span></text:p>
      <text:p text:style-name="P34"><text:span text:style-name="T47"/></text:p>
      <text:p text:style-name="P35"><text:span text:style-name="T41">8.3Ahora una verificacion para ver si el usuario que se intenta loguear es correcto</text:span></text:p>
      <text:p text:style-name="P36"><text:span text:style-name="T17">const</text:span> <text:span text:style-name="T9">loginCorrecto</text:span> = <text:span text:style-name="T28">await</text:span> <text:span text:style-name="T22">bcryptjs</text:span>.<text:span text:style-name="T13">compare</text:span>(<text:span text:style-name="T9">password</text:span>,<text:span text:style-name="T9">usuarioArevisar</text:span>.<text:span text:style-name="T22">password</text:span>)</text:p>
      <text:p text:style-name="P22"><text:span text:style-name="T25">console</text:span><text:span text:style-name="T41">.</text:span><text:span text:style-name="T15">log</text:span><text:span text:style-name="T41">(</text:span><text:span text:style-name="T11">loginCorrecto</text:span><text:span text:style-name="T41">);</text:span></text:p>
      <text:p text:style-name="P22"><text:span text:style-name="T41"/></text:p>
      <text:p text:style-name="P37"><text:span text:style-name="T68">9</text:span><text:span text:style-name="T50">.</text:span>Ahora generaremos una clave criptografica aparte de este hash, el cual le vamos a llamar token de autorizacion, este token es una clave que le damos al usuario y que el usuario nos va a proveer para autorizarse a hacer acciones, y nosotros al leer el token vamos a tener la manera de cifrar si ese token los generamos nosotros y ver los datos del usuario.</text:p>
      <text:p text:style-name="P23"><text:span text:style-name="T48">Para esto usaremos jwt y dotenv.</text:span></text:p>
      <text:p text:style-name="P37"><text:span text:style-name="T28">import</text:span> <text:span text:style-name="T22">jsonwebtoken</text:span> <text:span text:style-name="T28">from</text:span> <text:span text:style-name="T35">"jsonwebtoken"</text:span>;</text:p>
      <text:p text:style-name="P23"><text:span text:style-name="T31">import</text:span><text:span text:style-name="T48"> </text:span><text:span text:style-name="T27">dotenv</text:span><text:span text:style-name="T48"> </text:span><text:span text:style-name="T31">from</text:span><text:span text:style-name="T48"> </text:span><text:span text:style-name="T39">"dotenv"</text:span><text:span text:style-name="T48">;</text:span></text:p>
      <text:p text:style-name="P23"><text:span text:style-name="T48"/></text:p>
      <text:p text:style-name="P38"><text:span text:style-name="T48">9.</text:span><text:span text:style-name="T41">1 Para una mejore fluidez en la explicacion creo el archivo .env, EXPLICO SOBRE EL GITIGNORE y el env.example</text:span></text:p>
      <text:p text:style-name="P38"><text:span text:style-name="T20">JWT_SECRET</text:span><text:span text:style-name="T41">=textosecretoDECIFRADO</text:span></text:p>
      <text:p text:style-name="P7"><text:span text:style-name="T17">JWT_EXPIRATION</text:span>=7d</text:p>
      <text:p text:style-name="P24"><text:span text:style-name="T17">JWT_COOKIE_EXPIRES</text:span>=1</text:p>
      <text:p text:style-name="P24"><text:soft-page-break/><text:span text:style-name="T49">9.2Importo dotenv en el archivo que voy a usar: dotenv.config();</text:span></text:p>
      <text:p text:style-name="P38">lo que me permitirà acceder a las variables de entorno.</text:p>
      <text:p text:style-name="P38"/>
      <text:p text:style-name="P38">9.3Ahora si comienzo con el codigo:</text:p>
      <text:p text:style-name="P38">// Verifica si la comparación de la contraseña fue incorrecta</text:p>
      <text:p text:style-name="P38">if (!loginCorrecto) {</text:p>
      <text:p text:style-name="P38"><text:s text:c="4"/>// Si la contraseña no coincide, envía una respuesta de error 400 con un mensaje</text:p>
      <text:p text:style-name="P38"><text:s text:c="4"/>return res.status(400).send({status: "Error", message: "Error durante login"});</text:p>
      <text:p text:style-name="P38">}</text:p>
      <text:p text:style-name="P38"/>
      <text:p text:style-name="P38">// Genera un token JWT para el usuario autenticado</text:p>
      <text:p text:style-name="P38">const token = jsonwebtoken.sign(</text:p>
      <text:p text:style-name="P38"><text:s text:c="4"/>{ user: usuarioARevisar.user }, // Payload del token, contiene el nombre de usuario</text:p>
      <text:p text:style-name="P38"><text:s text:c="4"/>process.env.JWT_SECRET, <text:s text:c="8"/>// Clave secreta para firmar el token</text:p>
      <text:p text:style-name="P38"><text:s text:c="4"/>{ expiresIn: process.env.JWT_EXPIRATION } // Tiempo de expiración del token</text:p>
      <text:p text:style-name="P38">);</text:p>
      <text:p text:style-name="P38"/>
      <text:p text:style-name="P38">// Configura las opciones de la cookie que contendrá el token JWT</text:p>
      <text:p text:style-name="P38">const cookieOption = {</text:p>
      <text:p text:style-name="P38"><text:s text:c="4"/>expires: new Date(Date.now() + process.env.JWT_COOKIE_EXPIRES * 24 * 60 * 60 * 1000), // Fecha de expiración de la cookie</text:p>
      <text:p text:style-name="P38"><text:s text:c="4"/>path: "/" // Ruta en la que la cookie estará disponible</text:p>
      <text:p text:style-name="P38">};</text:p>
      <text:p text:style-name="P38"/>
      <text:p text:style-name="P38">// Establece una cookie llamada 'jwt' en la respuesta con el token JWT generado y las opciones configuradas</text:p>
      <text:p text:style-name="P38">res.cookie("jwt", token, cookieOption);</text:p>
      <text:p text:style-name="P38"/>
      <text:p text:style-name="P38">// Envía una respuesta indicando que el usuario ha iniciado sesión correctamente y redirige a /admin</text:p>
      <text:p text:style-name="P38">res.send({ status: "ok", message: "Usuario loggeado", redirect: "/admin" });</text:p>
      <text:p text:style-name="P38"/>
      <text:p text:style-name="P39">10.Ahora ya funciona el registro <text:s/>y el logueo, pero se puede entrar a admin sin estar logueado, entonces vamos a ello. Para empezar paso el codigo de cerrar sesion.</text:p>
      <text:p text:style-name="P39"/>
      <text:p text:style-name="P39">10.1<text:span text:style-name="T69">Para gestionar la autorizacion, la logica será hechar a los usuarios que no esten logueados y vamos a hechar a los usuarios de register y de loguin respectivamente si si lo está.</text:span></text:p>
      <text:p text:style-name="P40">1.Creo la carpeta middelware dentro de app y dentro el archivo authorization.js</text:p>
      <text:p text:style-name="P40">2.<text:span text:style-name="T70">Directamente pasaré todo el código para que no sea tan larga la pildora pero si explicaré lo que hace.</text:span></text:p>
      <text:p text:style-name="P25"><text:span text:style-name="T70">3.</text:span><text:span text:style-name="T71">Primero hacemos la importacion, </text:span></text:p>
      <text:p text:style-name="P25"><text:span text:style-name="T17">import</text:span> {methods <text:span text:style-name="T17">as</text:span> authorization} <text:span text:style-name="T17">from</text:span> <text:span text:style-name="T35">"./middlewares/authorization.js"</text:span>;</text:p>
      <text:p text:style-name="P43">y </text:p>
      <text:p text:style-name="P42">app.use(cookieParser())</text:p>
      <text:p text:style-name="P42"/>
      <text:p text:style-name="P41"/>
      <text:p text:style-name="P41"/>
      <text:p text:style-name="P44"/>
      <text:p text:style-name="P11"/>
      <text:p text:style-name="P11"/>
      <text:p text:style-name="P12"><text:span text:style-name="T42"/></text:p>
      <text:p text:style-name="P5"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d461" officeooo:paragraph-rsid="001bd461"/>
    </style:style>
    <style:page-layout style:name="Mpm1">
      <style:page-layout-properties fo:page-width="8.2701in" fo:page-height="1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1:58:02.051082427</meta:creation-date>
    <dc:date>2024-06-09T20:46:01.901010190</dc:date>
    <meta:editing-duration>PT6H47M19S</meta:editing-duration>
    <meta:editing-cycles>5</meta:editing-cycles>
    <meta:generator>LibreOffice/24.2.3.2$Linux_X86_64 LibreOffice_project/420$Build-2</meta:generator>
    <meta:document-statistic meta:table-count="0" meta:image-count="0" meta:object-count="0" meta:page-count="5" meta:paragraph-count="118" meta:word-count="1079" meta:character-count="8307" meta:non-whitespace-character-count="6720"/>
  </office:meta>
</office:document-meta>
</file>